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c233" officeooo:paragraph-rsid="0004c233"/>
    </style:style>
    <style:style style:name="P2" style:family="paragraph" style:parent-style-name="Standard">
      <style:text-properties officeooo:rsid="00067d90" officeooo:paragraph-rsid="00067d90"/>
    </style:style>
    <style:style style:name="P3" style:family="paragraph" style:parent-style-name="Heading">
      <style:text-properties officeooo:rsid="000a1458" officeooo:paragraph-rsid="000a1458"/>
    </style:style>
    <style:style style:name="P4" style:family="paragraph" style:parent-style-name="Heading">
      <style:text-properties officeooo:rsid="000cfbae" officeooo:paragraph-rsid="000cfbae"/>
    </style:style>
    <style:style style:name="P5" style:family="paragraph" style:parent-style-name="Standard" style:list-style-name="L1">
      <style:text-properties officeooo:rsid="0004c233" officeooo:paragraph-rsid="0004c233"/>
    </style:style>
    <style:style style:name="P6" style:family="paragraph" style:parent-style-name="Standard" style:list-style-name="L2">
      <style:text-properties officeooo:rsid="0004c233" officeooo:paragraph-rsid="0004c233"/>
    </style:style>
    <style:style style:name="P7" style:family="paragraph" style:parent-style-name="Standard" style:list-style-name="L3">
      <style:text-properties officeooo:rsid="0004c233" officeooo:paragraph-rsid="000a1458"/>
    </style:style>
    <style:style style:name="P8" style:family="paragraph" style:parent-style-name="Standard" style:list-style-name="L1">
      <style:text-properties officeooo:rsid="000a1458" officeooo:paragraph-rsid="000a1458"/>
    </style:style>
    <style:style style:name="P9" style:family="paragraph" style:parent-style-name="Standard" style:list-style-name="L3">
      <style:text-properties officeooo:rsid="000a1458" officeooo:paragraph-rsid="000a1458"/>
    </style:style>
    <style:style style:name="P10" style:family="paragraph" style:parent-style-name="Standard" style:list-style-name="L2">
      <style:text-properties officeooo:rsid="00067d90" officeooo:paragraph-rsid="000e96f6"/>
    </style:style>
    <style:style style:name="P11" style:family="paragraph" style:parent-style-name="Standard" style:list-style-name="L4">
      <style:text-properties officeooo:rsid="00067d90" officeooo:paragraph-rsid="00067d90"/>
    </style:style>
    <style:style style:name="P12" style:family="paragraph" style:parent-style-name="Standard" style:list-style-name="L4">
      <style:text-properties officeooo:rsid="00067d90" officeooo:paragraph-rsid="000cfbae"/>
    </style:style>
    <style:style style:name="P13" style:family="paragraph" style:parent-style-name="Standard" style:list-style-name="L5">
      <style:text-properties officeooo:rsid="00067d90" officeooo:paragraph-rsid="000cfbae"/>
    </style:style>
    <style:style style:name="P14" style:family="paragraph" style:parent-style-name="Standard" style:list-style-name="L2">
      <style:text-properties officeooo:rsid="0010634b" officeooo:paragraph-rsid="0010634b"/>
    </style:style>
    <style:style style:name="P15" style:family="paragraph" style:parent-style-name="Standard" style:list-style-name="L4">
      <style:text-properties officeooo:rsid="0010634b" officeooo:paragraph-rsid="0010634b"/>
    </style:style>
    <style:style style:name="P16" style:family="paragraph" style:parent-style-name="Standard" style:list-style-name="L3">
      <style:text-properties officeooo:rsid="000b8dc1" officeooo:paragraph-rsid="000b8dc1"/>
    </style:style>
    <style:style style:name="P17" style:family="paragraph" style:parent-style-name="Standard" style:list-style-name="L5">
      <style:text-properties officeooo:rsid="000cfbae" officeooo:paragraph-rsid="000cfbae"/>
    </style:style>
    <style:style style:name="P18" style:family="paragraph" style:parent-style-name="Standard" style:list-style-name="L3">
      <style:text-properties officeooo:rsid="00110820" officeooo:paragraph-rsid="00110820"/>
    </style:style>
    <style:style style:name="T1" style:family="text">
      <style:text-properties officeooo:rsid="00067d90"/>
    </style:style>
    <style:style style:name="T2" style:family="text">
      <style:text-properties officeooo:rsid="00085803"/>
    </style:style>
    <style:style style:name="T3" style:family="text">
      <style:text-properties officeooo:rsid="000a1458"/>
    </style:style>
    <style:style style:name="T4" style:family="text">
      <style:text-properties officeooo:rsid="000b8dc1"/>
    </style:style>
    <style:style style:name="T5" style:family="text">
      <style:text-properties officeooo:rsid="000cfbae"/>
    </style:style>
    <style:style style:name="T6" style:family="text">
      <style:text-properties officeooo:rsid="000d5764"/>
    </style:style>
    <style:style style:name="T7" style:family="text">
      <style:text-properties officeooo:rsid="000e96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Development of photo repository and associated management tools</text:p>
      <text:list xml:id="list2316862830" text:style-name="L1">
        <text:list-item>
          <text:p text:style-name="P5">Added new <text:span text:style-name="T3">photo repository </text:span>folder 'mbbrLeaderPics' <text:span text:style-name="T3">as</text:span> a peer of the public_html folder.</text:p>
        </text:list-item>
        <text:list-item>
          <text:p text:style-name="P8">Develop repository manager functionality to allow uploading new as well as rename and deletion of existing photos.</text:p>
        </text:list-item>
      </text:list>
      <text:p text:style-name="Heading">Implementation of Leader Photo function<text:span text:style-name="T2">ality</text:span></text:p>
      <text:list xml:id="list3499658941" text:style-name="L2">
        <text:list-item>
          <text:p text:style-name="P6">Added new field 'ImgURL' to <text:span text:style-name="T3">Event Planning System (EPS)</text:span> database to hold the full URL of the photo image in the 'mbbrLeaderPics' folder.</text:p>
        </text:list-item>
        <text:list-item>
          <text:p text:style-name="P6">Added functionality to the <text:span text:style-name="T3">EPS </text:span>leader profile maintenance page to allow <text:span text:style-name="T4">selection of a leader </text:span>photo <text:span text:style-name="T4">in the repository</text:span> to be associated to the leader <text:span text:style-name="T4">profile</text:span>.</text:p>
        </text:list-item>
        <text:list-item>
          <text:p text:style-name="P10">Added <text:span text:style-name="T4">links in e</text:span>vent <text:span text:style-name="T4">profile</text:span> page to event leader<text:span text:style-name="T4">(s)</text:span> <text:span text:style-name="T4">names</text:span> to display <text:span text:style-name="T5">photo and biographical information</text:span> for a specific leader.</text:p>
        </text:list-item>
        <text:list-item>
          <text:p text:style-name="P14">Modified event planner page to make the leader name(s) link to leader profile information available (including the photo.)</text:p>
        </text:list-item>
        <text:list-item>
          <text:p text:style-name="P10">Added checks into validation <text:span text:style-name="T7">utility</text:span> to report on <text:span text:style-name="T7">leader profiles with no photo assigned.</text:span>.</text:p>
        </text:list-item>
      </text:list>
      <text:p text:style-name="P3">Develop new Leader Index Page</text:p>
      <text:list xml:id="list2057742207" text:style-name="L3">
        <text:list-item>
          <text:p text:style-name="P7">Added a new page to allow listing of all 'active' leaders <text:span text:style-name="T7">of 'active' events</text:span> alphabetically that will <text:span text:style-name="T4">allow display</text:span> the photo and bio info.</text:p>
        </text:list-item>
        <text:list-item>
          <text:p text:style-name="P9">Incorporated 'thumbnail' style photos on index page to allow preview of leader image.</text:p>
        </text:list-item>
        <text:list-item>
          <text:p text:style-name="P18">Provided responsive layout to adjust the number of thumbnail photos on a single row depending on the type of device and size of the viewing screen.</text:p>
        </text:list-item>
        <text:list-item>
          <text:p text:style-name="P9">Added link to allow all bio and related information about the leader to be displayed from the event planning system database.</text:p>
        </text:list-item>
        <text:list-item>
          <text:p text:style-name="P16">Added new menu item to allow preview of the leader index from within EPS.</text:p>
        </text:list-item>
      </text:list>
      <text:p text:style-name="Heading"><text:span text:style-name="T6">Development</text:span> of <text:span text:style-name="T1">v</text:span>enue <text:span text:style-name="T6">profiles and associated management tools</text:span></text:p>
      <text:list xml:id="list88599334" text:style-name="L4">
        <text:list-item>
          <text:p text:style-name="P11">Added new db table 'venues' <text:span text:style-name="T4">to the EPS database</text:span> to hold venue info.</text:p>
        </text:list-item>
        <text:list-item>
          <text:p text:style-name="P11">Added 'Venues' to main menu.</text:p>
        </text:list-item>
        <text:list-item>
          <text:p text:style-name="P11"><text:span text:style-name="T4">Developed and added</text:span> new pages <text:span text:style-name="T4">to</text:span> 'Search', 'Add', and 'Report' to main menu <text:span text:style-name="T4">venue menu</text:span>.</text:p>
        </text:list-item>
        <text:list-item>
          <text:p text:style-name="P11"><text:span text:style-name="T4">Added l</text:span>ink <text:span text:style-name="T4">to</text:span> event <text:span text:style-name="T4">profile</text:span> page to site <text:span text:style-name="T4">name and site </text:span>code field<text:span text:style-name="T4">s</text:span> to display venue data in a modal.</text:p>
        </text:list-item>
        <text:list-item>
          <text:p text:style-name="P12">Added checks into validation <text:span text:style-name="T7">utility</text:span> to report on missing venue records for each event.</text:p>
        </text:list-item>
        <text:list-item>
          <text:p text:style-name="P15">Modified event planner page to make the venue name a link to map information (if entered for the venue) or address information (if not.)</text:p>
        </text:list-item>
      </text:list>
      <text:p text:style-name="P4">Documentation</text:p>
      <text:list xml:id="list1722309480" text:style-name="L5">
        <text:list-item>
          <text:p text:style-name="P13">Updated documentation to include both photo and venues functionality.</text:p>
        </text:list-item>
        <text:list-item>
          <text:p text:style-name="P17">Added sections regarding the recommended use of the Leader Index page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6:20:18.635157955</meta:creation-date>
    <dc:title>default</dc:title>
    <meta:editing-duration>PT27M36S</meta:editing-duration>
    <meta:editing-cycles>9</meta:editing-cycles>
    <meta:generator>LibreOffice/5.4.6.2$Linux_X86_64 LibreOffice_project/40m0$Build-2</meta:generator>
    <meta:initial-creator>Dave Klinzman</meta:initial-creator>
    <dc:date>2018-05-11T10:12:44.970125533</dc:date>
    <dc:creator>Dave Klinzman</dc:creator>
    <meta:document-statistic meta:table-count="0" meta:image-count="0" meta:object-count="0" meta:page-count="1" meta:paragraph-count="25" meta:word-count="387" meta:character-count="2296" meta:non-whitespace-character-count="1954"/>
    <meta:template xlink:type="simple" xlink:actuate="onRequest" xlink:title="default" xlink:href="../../../../../.config/libreoffice/4/user/template/default.ott" meta:date="2017-11-10T16:20:18.203126428"/>
  </office:meta>
</office:document-meta>
</file>